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" svg:font-family="Times" style:font-family-generic="system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Palatino Linotype" svg:font-family="Palatino Linotype" style:font-family-generic="roman" style:font-pitch="variable"/>
    <style:font-face style:name="Calibri Light" svg:font-family="Calibri Light" style:font-family-generic="swiss" style:font-pitch="variable"/>
  </office:font-face-decl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4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0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ablelegen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fo:font-weight="bold" style:font-weight-asian="bold" fo:font-size="12pt" style:font-size-asian="12pt" style:font-size-complex="12pt" fo:language="es" fo:country="ES"/>
    </style:style>
    <style:style style:name="T3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4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5" style:parent-style-name="Fuentedepárrafopredeter." style:family="text">
      <style:text-properties style:font-name="Times New Roman" fo:font-size="12pt" style:font-size-asian="12pt" style:font-size-complex="12pt" fo:language="es" fo:country="ES"/>
    </style:style>
    <style:style style:name="TableColumn7" style:family="table-column">
      <style:table-column-properties style:column-width="0.5937in"/>
    </style:style>
    <style:style style:name="TableColumn8" style:family="table-column">
      <style:table-column-properties style:column-width="2.4798in"/>
    </style:style>
    <style:style style:name="TableColumn9" style:family="table-column">
      <style:table-column-properties style:column-width="1.0437in"/>
    </style:style>
    <style:style style:name="TableColumn10" style:family="table-column">
      <style:table-column-properties style:column-width="1.477in"/>
    </style:style>
    <style:style style:name="Table6" style:family="table">
      <style:table-properties style:width="5.5944in" fo:margin-left="0in" table:align="center"/>
    </style:style>
    <style:style style:name="TableRow11" style:family="table-row">
      <style:table-row-properties style:min-row-height="0.2291in"/>
    </style:style>
    <style:style style:name="TableCell12" style:family="table-cell">
      <style:table-cell-properties fo:border-top="0.0069in solid #000000" fo:border-left="none" fo:border-bottom="0.0069in solid #000000" fo:border-right="none" fo:background-color="#D9D9D9" fo:padding-top="0in" fo:padding-left="0.075in" fo:padding-bottom="0in" fo:padding-right="0.075in"/>
    </style:style>
    <style:style style:name="P13" style:parent-style-name="Normal" style:family="paragraph">
      <style:paragraph-properties fo:line-height="0.1666in" fo:margin-right="0.0263in"/>
    </style:style>
    <style:style style:name="T14" style:parent-style-name="Fuentedepárrafopredeter." style:family="text">
      <style:text-properties style:font-name="Palatino Linotype" fo:font-weight="bold" style:font-weight-asian="bold" fo:font-size="9pt" style:font-size-asian="9pt" style:font-size-complex="9pt" fo:language="es" fo:country="ES"/>
    </style:style>
    <style:style style:name="TableCell15" style:family="table-cell">
      <style:table-cell-properties fo:border-top="0.0069in solid #000000" fo:border-left="none" fo:border-bottom="0.0069in solid #000000" fo:border-right="none" fo:background-color="#D9D9D9" fo:padding-top="0in" fo:padding-left="0.075in" fo:padding-bottom="0in" fo:padding-right="0.075in"/>
    </style:style>
    <style:style style:name="P16" style:parent-style-name="Normal" style:family="paragraph">
      <style:paragraph-properties fo:text-align="center" fo:line-height="0.1666in" fo:margin-right="0.0263in"/>
    </style:style>
    <style:style style:name="T17" style:parent-style-name="Fuentedepárrafopredeter." style:family="text">
      <style:text-properties style:font-name="Palatino Linotype" fo:font-weight="bold" style:font-weight-asian="bold" fo:font-size="9pt" style:font-size-asian="9pt" style:font-size-complex="9pt" fo:language="es" fo:country="ES"/>
    </style:style>
    <style:style style:name="TableCell18" style:family="table-cell">
      <style:table-cell-properties fo:border-top="0.0069in solid #000000" fo:border-left="none" fo:border-bottom="0.0069in solid #000000" fo:border-right="none" fo:background-color="#D9D9D9" fo:padding-top="0in" fo:padding-left="0.075in" fo:padding-bottom="0in" fo:padding-right="0.075in"/>
    </style:style>
    <style:style style:name="P19" style:parent-style-name="Normal" style:family="paragraph">
      <style:paragraph-properties fo:text-align="center" fo:line-height="0.1666in" fo:margin-right="0.0263in"/>
    </style:style>
    <style:style style:name="T20" style:parent-style-name="Fuentedepárrafopredeter." style:family="text">
      <style:text-properties style:font-name="Palatino Linotype" fo:font-weight="bold" style:font-weight-asian="bold" fo:font-size="9pt" style:font-size-asian="9pt" style:font-size-complex="9pt" fo:language="es" fo:country="ES"/>
    </style:style>
    <style:style style:name="TableCell21" style:family="table-cell">
      <style:table-cell-properties fo:border-top="0.0069in solid #000000" fo:border-left="none" fo:border-bottom="0.0069in solid #000000" fo:border-right="none" fo:background-color="#D9D9D9" fo:padding-top="0in" fo:padding-left="0.075in" fo:padding-bottom="0in" fo:padding-right="0.075in"/>
    </style:style>
    <style:style style:name="P22" style:parent-style-name="Normal" style:family="paragraph">
      <style:paragraph-properties fo:text-align="center" fo:line-height="0.1666in" fo:margin-right="0.0263in"/>
    </style:style>
    <style:style style:name="T23" style:parent-style-name="Fuentedepárrafopredeter." style:family="text">
      <style:text-properties style:font-name="Palatino Linotype" fo:font-weight="bold" style:font-weight-asian="bold" fo:font-size="9pt" style:font-size-asian="9pt" style:font-size-complex="9pt" fo:language="es" fo:country="ES"/>
    </style:style>
    <style:style style:name="TableRow24" style:family="table-row">
      <style:table-row-properties style:min-row-height="0.2201in"/>
    </style:style>
    <style:style style:name="TableCell2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6" style:parent-style-name="Normal" style:family="paragraph">
      <style:paragraph-properties fo:line-height="0.1666in" fo:margin-right="0.0263in"/>
    </style:style>
    <style:style style:name="T27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9" style:parent-style-name="Normal" style:family="paragraph">
      <style:paragraph-properties fo:text-align="center" fo:line-height="0.1666in" fo:margin-right="0.0263in"/>
    </style:style>
    <style:style style:name="T3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3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2" style:parent-style-name="Normal" style:family="paragraph">
      <style:paragraph-properties fo:text-align="center" fo:line-height="0.1666in" fo:margin-right="0.0263in"/>
    </style:style>
    <style:style style:name="T33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3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5" style:parent-style-name="Normal" style:family="paragraph">
      <style:paragraph-properties fo:text-align="center" fo:line-height="0.1666in" fo:margin-right="0.0263in"/>
    </style:style>
    <style:style style:name="T36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37" style:family="table-row">
      <style:table-row-properties style:min-row-height="0.3319in"/>
    </style:style>
    <style:style style:name="TableCell3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39" style:parent-style-name="Normal" style:family="paragraph">
      <style:paragraph-properties fo:line-height="0.1666in" fo:margin-right="0.0263in"/>
    </style:style>
    <style:style style:name="T4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4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2" style:parent-style-name="Normal" style:family="paragraph">
      <style:paragraph-properties fo:text-align="center" fo:line-height="0.1666in" fo:margin-right="0.0263in"/>
    </style:style>
    <style:style style:name="T43" style:parent-style-name="Fuentedepárrafopredeter." style:family="text">
      <style:text-properties style:font-name="Palatino Linotype" fo:font-size="9pt" style:font-size-asian="9pt" style:font-size-complex="9pt" fo:language="en" fo:country="US"/>
    </style:style>
    <style:style style:name="TableCell4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5" style:parent-style-name="Normal" style:family="paragraph">
      <style:paragraph-properties fo:text-align="center" fo:line-height="0.1666in" fo:margin-right="0.0263in"/>
    </style:style>
    <style:style style:name="T46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4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48" style:parent-style-name="Normal" style:family="paragraph">
      <style:paragraph-properties fo:text-align="center" fo:line-height="0.1666in" fo:margin-right="0.0263in"/>
    </style:style>
    <style:style style:name="T4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50" style:family="table-row">
      <style:table-row-properties style:min-row-height="0.3861in"/>
    </style:style>
    <style:style style:name="TableCell5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2" style:parent-style-name="Normal" style:family="paragraph">
      <style:paragraph-properties fo:line-height="0.1666in" fo:margin-left="0.5in" fo:margin-right="0.0263in" fo:text-indent="-0.5in">
        <style:tab-stops/>
      </style:paragraph-properties>
    </style:style>
    <style:style style:name="T53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5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5" style:parent-style-name="Normal" style:family="paragraph">
      <style:paragraph-properties fo:text-align="center" fo:line-height="0.1666in" fo:margin-right="0.0263in"/>
    </style:style>
    <style:style style:name="T56" style:parent-style-name="Fuentedepárrafopredeter." style:family="text">
      <style:text-properties style:font-name="Palatino Linotype" fo:font-size="9pt" style:font-size-asian="9pt" style:font-size-complex="9pt" fo:language="en" fo:country="US"/>
    </style:style>
    <style:style style:name="TableCell5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58" style:parent-style-name="Normal" style:family="paragraph">
      <style:paragraph-properties fo:text-align="center" fo:line-height="0.1666in" fo:margin-right="0.0263in"/>
    </style:style>
    <style:style style:name="T5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6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1" style:parent-style-name="Normal" style:family="paragraph">
      <style:paragraph-properties fo:text-align="center" fo:line-height="0.1666in" fo:margin-right="0.0263in"/>
    </style:style>
    <style:style style:name="T6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63" style:family="table-row">
      <style:table-row-properties style:min-row-height="0.3861in"/>
    </style:style>
    <style:style style:name="TableCell6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5" style:parent-style-name="Normal" style:family="paragraph">
      <style:paragraph-properties fo:line-height="0.1666in" fo:margin-right="0.0263in"/>
    </style:style>
    <style:style style:name="T66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6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68" style:parent-style-name="Normal" style:family="paragraph">
      <style:paragraph-properties fo:text-align="center" fo:line-height="0.1666in" fo:margin-right="0.0263in"/>
    </style:style>
    <style:style style:name="T69" style:parent-style-name="Fuentedepárrafopredeter." style:family="text">
      <style:text-properties style:font-name="Palatino Linotype" fo:font-size="9pt" style:font-size-asian="9pt" style:font-size-complex="9pt" fo:language="en" fo:country="US"/>
    </style:style>
    <style:style style:name="TableCell7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71" style:parent-style-name="Normal" style:family="paragraph">
      <style:paragraph-properties fo:text-align="center" fo:line-height="0.1666in" fo:margin-right="0.0263in"/>
    </style:style>
    <style:style style:name="T7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7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74" style:parent-style-name="Normal" style:family="paragraph">
      <style:paragraph-properties fo:text-align="center" fo:line-height="0.1666in" fo:margin-right="0.0263in"/>
    </style:style>
    <style:style style:name="T7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76" style:family="table-row">
      <style:table-row-properties style:min-row-height="0.3861in"/>
    </style:style>
    <style:style style:name="TableCell7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78" style:parent-style-name="Normal" style:family="paragraph">
      <style:paragraph-properties fo:line-height="0.1666in" fo:margin-right="0.0263in"/>
    </style:style>
    <style:style style:name="T7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8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81" style:parent-style-name="Normal" style:family="paragraph">
      <style:paragraph-properties fo:text-align="center" fo:line-height="0.1666in" fo:margin-right="0.0263in"/>
    </style:style>
    <style:style style:name="T82" style:parent-style-name="Fuentedepárrafopredeter." style:family="text">
      <style:text-properties style:font-name="Palatino Linotype" fo:font-size="9pt" style:font-size-asian="9pt" style:font-size-complex="9pt"/>
    </style:style>
    <style:style style:name="TableCell8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84" style:parent-style-name="Normal" style:family="paragraph">
      <style:paragraph-properties fo:text-align="center" fo:line-height="0.1666in" fo:margin-right="0.0263in"/>
    </style:style>
    <style:style style:name="T8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8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87" style:parent-style-name="Normal" style:family="paragraph">
      <style:paragraph-properties fo:text-align="center" fo:line-height="0.1666in" fo:margin-right="0.0263in"/>
    </style:style>
    <style:style style:name="T8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89" style:family="table-row">
      <style:table-row-properties style:min-row-height="0.3861in"/>
    </style:style>
    <style:style style:name="TableCell9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91" style:parent-style-name="Normal" style:family="paragraph">
      <style:paragraph-properties fo:line-height="0.1666in" fo:margin-right="0.0263in"/>
    </style:style>
    <style:style style:name="T9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9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94" style:parent-style-name="Normal" style:family="paragraph">
      <style:paragraph-properties fo:text-align="center" fo:line-height="0.1666in" fo:margin-right="0.0263in"/>
    </style:style>
    <style:style style:name="T95" style:parent-style-name="Fuentedepárrafopredeter." style:family="text">
      <style:text-properties style:font-name="Palatino Linotype" fo:font-size="9pt" style:font-size-asian="9pt" style:font-size-complex="9pt"/>
    </style:style>
    <style:style style:name="TableCell9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97" style:parent-style-name="Normal" style:family="paragraph">
      <style:paragraph-properties fo:text-align="center" fo:line-height="0.1666in" fo:margin-right="0.0263in"/>
    </style:style>
    <style:style style:name="T9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9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00" style:parent-style-name="Normal" style:family="paragraph">
      <style:paragraph-properties fo:text-align="center" fo:line-height="0.1666in" fo:margin-right="0.0263in"/>
    </style:style>
    <style:style style:name="T101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02" style:family="table-row">
      <style:table-row-properties style:min-row-height="0.3861in"/>
    </style:style>
    <style:style style:name="TableCell10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04" style:parent-style-name="Normal" style:family="paragraph">
      <style:paragraph-properties fo:line-height="0.1666in" fo:margin-right="0.0263in"/>
    </style:style>
    <style:style style:name="T10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0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07" style:parent-style-name="Normal" style:family="paragraph">
      <style:paragraph-properties fo:text-align="center" fo:line-height="0.1666in" fo:margin-right="0.0263in"/>
    </style:style>
    <style:style style:name="T108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109" style:parent-style-name="Fuentedepárrafopredeter." style:family="text">
      <style:text-properties style:font-name="Palatino Linotype" fo:font-size="9pt" style:font-size-asian="9pt" style:font-size-complex="9pt"/>
    </style:style>
    <style:style style:name="TableCell11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11" style:parent-style-name="Normal" style:family="paragraph">
      <style:paragraph-properties fo:text-align="center" fo:line-height="0.1666in" fo:margin-right="0.0263in"/>
    </style:style>
    <style:style style:name="T11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1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14" style:parent-style-name="Normal" style:family="paragraph">
      <style:paragraph-properties fo:text-align="center" fo:line-height="0.1666in" fo:margin-right="0.0263in"/>
    </style:style>
    <style:style style:name="T11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16" style:family="table-row">
      <style:table-row-properties style:min-row-height="0.3861in"/>
    </style:style>
    <style:style style:name="TableCell11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18" style:parent-style-name="Normal" style:family="paragraph">
      <style:paragraph-properties fo:line-height="0.1666in" fo:margin-right="0.0263in"/>
    </style:style>
    <style:style style:name="T11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2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1" style:parent-style-name="Normal" style:family="paragraph">
      <style:paragraph-properties fo:text-align="center" fo:line-height="0.1666in" fo:margin-right="0.0263in"/>
    </style:style>
    <style:style style:name="T122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2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4" style:parent-style-name="Normal" style:family="paragraph">
      <style:paragraph-properties fo:text-align="center" fo:line-height="0.1666in" fo:margin-right="0.0263in"/>
    </style:style>
    <style:style style:name="T12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2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27" style:parent-style-name="Normal" style:family="paragraph">
      <style:paragraph-properties fo:text-align="center" fo:line-height="0.1666in" fo:margin-right="0.0263in"/>
    </style:style>
    <style:style style:name="T12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29" style:family="table-row">
      <style:table-row-properties style:min-row-height="0.3861in"/>
    </style:style>
    <style:style style:name="TableCell13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31" style:parent-style-name="Normal" style:family="paragraph">
      <style:paragraph-properties fo:line-height="0.1666in" fo:margin-right="0.0263in"/>
    </style:style>
    <style:style style:name="T13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3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34" style:parent-style-name="Normal" style:family="paragraph">
      <style:paragraph-properties fo:text-align="center" fo:line-height="0.1666in" fo:margin-right="0.0263in"/>
    </style:style>
    <style:style style:name="T135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3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37" style:parent-style-name="Normal" style:family="paragraph">
      <style:paragraph-properties fo:text-align="center" fo:line-height="0.1666in" fo:margin-right="0.0263in"/>
    </style:style>
    <style:style style:name="T13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3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40" style:parent-style-name="Normal" style:family="paragraph">
      <style:paragraph-properties fo:text-align="center" fo:line-height="0.1666in" fo:margin-right="0.0263in"/>
    </style:style>
    <style:style style:name="T141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42" style:family="table-row">
      <style:table-row-properties style:min-row-height="0.3861in"/>
    </style:style>
    <style:style style:name="TableCell14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44" style:parent-style-name="Normal" style:family="paragraph">
      <style:paragraph-properties fo:line-height="0.1666in" fo:margin-right="0.0263in"/>
    </style:style>
    <style:style style:name="T14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4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47" style:parent-style-name="Normal" style:family="paragraph">
      <style:paragraph-properties fo:text-align="center" fo:line-height="0.1666in" fo:margin-right="0.0263in"/>
    </style:style>
    <style:style style:name="T148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4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50" style:parent-style-name="Normal" style:family="paragraph">
      <style:paragraph-properties fo:text-align="center" fo:line-height="0.1666in" fo:margin-right="0.0263in"/>
    </style:style>
    <style:style style:name="T151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5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53" style:parent-style-name="Normal" style:family="paragraph">
      <style:paragraph-properties fo:text-align="center" fo:line-height="0.1666in" fo:margin-right="0.0263in"/>
    </style:style>
    <style:style style:name="T154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55" style:family="table-row">
      <style:table-row-properties style:min-row-height="0.3861in"/>
    </style:style>
    <style:style style:name="TableCell15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57" style:parent-style-name="Normal" style:family="paragraph">
      <style:paragraph-properties fo:line-height="0.1666in" fo:margin-right="0.0263in"/>
    </style:style>
    <style:style style:name="T15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5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60" style:parent-style-name="Normal" style:family="paragraph">
      <style:paragraph-properties fo:text-align="center" fo:line-height="0.1666in" fo:margin-right="0.0263in"/>
    </style:style>
    <style:style style:name="T161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6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63" style:parent-style-name="Normal" style:family="paragraph">
      <style:paragraph-properties fo:text-align="center" fo:line-height="0.1666in" fo:margin-right="0.0263in"/>
    </style:style>
    <style:style style:name="T164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6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66" style:parent-style-name="Normal" style:family="paragraph">
      <style:paragraph-properties fo:text-align="center" fo:line-height="0.1666in" fo:margin-right="0.0263in"/>
    </style:style>
    <style:style style:name="T167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68" style:family="table-row">
      <style:table-row-properties style:min-row-height="0.3861in"/>
    </style:style>
    <style:style style:name="TableCell16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70" style:parent-style-name="Normal" style:family="paragraph">
      <style:paragraph-properties fo:line-height="0.1666in" fo:margin-right="0.0263in"/>
    </style:style>
    <style:style style:name="T171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7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73" style:parent-style-name="Normal" style:family="paragraph">
      <style:paragraph-properties fo:text-align="center" fo:line-height="0.1666in" fo:margin-right="0.0263in"/>
    </style:style>
    <style:style style:name="T174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7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76" style:parent-style-name="Normal" style:family="paragraph">
      <style:paragraph-properties fo:text-align="center" fo:line-height="0.1666in" fo:margin-right="0.0263in"/>
    </style:style>
    <style:style style:name="T177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7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79" style:parent-style-name="Normal" style:family="paragraph">
      <style:paragraph-properties fo:text-align="center" fo:line-height="0.1666in" fo:margin-right="0.0263in"/>
    </style:style>
    <style:style style:name="T18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81" style:family="table-row">
      <style:table-row-properties style:min-row-height="0.3861in"/>
    </style:style>
    <style:style style:name="TableCell18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83" style:parent-style-name="Normal" style:family="paragraph">
      <style:paragraph-properties fo:line-height="0.1666in" fo:margin-right="0.0263in"/>
    </style:style>
    <style:style style:name="T184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8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86" style:parent-style-name="Normal" style:family="paragraph">
      <style:paragraph-properties fo:text-align="center" fo:line-height="0.1666in" fo:margin-right="0.0263in"/>
    </style:style>
    <style:style style:name="T187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18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89" style:parent-style-name="Normal" style:family="paragraph">
      <style:paragraph-properties fo:text-align="center" fo:line-height="0.1666in" fo:margin-right="0.0263in"/>
    </style:style>
    <style:style style:name="T19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9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92" style:parent-style-name="Normal" style:family="paragraph">
      <style:paragraph-properties fo:text-align="center" fo:line-height="0.1666in" fo:margin-right="0.0263in"/>
    </style:style>
    <style:style style:name="T193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194" style:family="table-row">
      <style:table-row-properties style:min-row-height="0.3861in"/>
    </style:style>
    <style:style style:name="TableCell19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96" style:parent-style-name="Normal" style:family="paragraph">
      <style:paragraph-properties fo:line-height="0.1666in" fo:margin-right="0.0263in"/>
    </style:style>
    <style:style style:name="T197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19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199" style:parent-style-name="Normal" style:family="paragraph">
      <style:paragraph-properties fo:text-align="center" fo:line-height="0.1666in" fo:margin-right="0.0263in"/>
    </style:style>
    <style:style style:name="T200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20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02" style:parent-style-name="Normal" style:family="paragraph">
      <style:paragraph-properties fo:text-align="center" fo:line-height="0.1666in" fo:margin-right="0.0263in"/>
    </style:style>
    <style:style style:name="T203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04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05" style:parent-style-name="Normal" style:family="paragraph">
      <style:paragraph-properties fo:text-align="center" fo:line-height="0.1666in" fo:margin-right="0.0263in"/>
    </style:style>
    <style:style style:name="T206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207" style:family="table-row">
      <style:table-row-properties style:min-row-height="0.3861in"/>
    </style:style>
    <style:style style:name="TableCell20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09" style:parent-style-name="Normal" style:family="paragraph">
      <style:paragraph-properties fo:line-height="0.1666in" fo:margin-right="0.0263in"/>
    </style:style>
    <style:style style:name="T21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11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12" style:parent-style-name="Normal" style:family="paragraph">
      <style:paragraph-properties fo:text-align="center" fo:line-height="0.1666in" fo:margin-right="0.0263in"/>
    </style:style>
    <style:style style:name="T213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14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15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ableCell21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17" style:parent-style-name="Normal" style:family="paragraph">
      <style:paragraph-properties fo:text-align="center" fo:line-height="0.1666in" fo:margin-right="0.0263in"/>
    </style:style>
    <style:style style:name="T218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19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20" style:parent-style-name="Normal" style:family="paragraph">
      <style:paragraph-properties fo:text-align="center" fo:line-height="0.1666in" fo:margin-right="0.0263in"/>
    </style:style>
    <style:style style:name="T221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222" style:family="table-row">
      <style:table-row-properties style:min-row-height="0.3861in"/>
    </style:style>
    <style:style style:name="TableCell22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24" style:parent-style-name="Normal" style:family="paragraph">
      <style:paragraph-properties fo:line-height="0.1666in" fo:margin-right="0.0263in"/>
    </style:style>
    <style:style style:name="T22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26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27" style:parent-style-name="Normal" style:family="paragraph">
      <style:paragraph-properties fo:text-align="center" fo:line-height="0.1666in" fo:margin-right="0.0263in"/>
    </style:style>
    <style:style style:name="T228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2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3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31" style:parent-style-name="Normal" style:family="paragraph">
      <style:paragraph-properties fo:text-align="center" fo:line-height="0.1666in" fo:margin-right="0.0263in"/>
    </style:style>
    <style:style style:name="T23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3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34" style:parent-style-name="Normal" style:family="paragraph">
      <style:paragraph-properties fo:text-align="center" fo:line-height="0.1666in" fo:margin-right="0.0263in"/>
    </style:style>
    <style:style style:name="T23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236" style:family="table-row">
      <style:table-row-properties style:min-row-height="0.3861in"/>
    </style:style>
    <style:style style:name="TableCell237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38" style:parent-style-name="Normal" style:family="paragraph">
      <style:paragraph-properties fo:line-height="0.1666in" fo:margin-right="0.0263in"/>
    </style:style>
    <style:style style:name="T23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4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41" style:parent-style-name="Normal" style:family="paragraph">
      <style:paragraph-properties fo:text-align="center" fo:line-height="0.1666in" fo:margin-right="0.0263in"/>
    </style:style>
    <style:style style:name="T242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43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44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4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46" style:parent-style-name="Normal" style:family="paragraph">
      <style:paragraph-properties fo:text-align="center" fo:line-height="0.1666in" fo:margin-right="0.0263in"/>
    </style:style>
    <style:style style:name="T247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48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49" style:parent-style-name="Normal" style:family="paragraph">
      <style:paragraph-properties fo:text-align="center" fo:line-height="0.1666in" fo:margin-right="0.0263in"/>
    </style:style>
    <style:style style:name="T250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Row251" style:family="table-row">
      <style:table-row-properties style:min-row-height="0.3861in"/>
    </style:style>
    <style:style style:name="TableCell252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53" style:parent-style-name="Normal" style:family="paragraph">
      <style:paragraph-properties fo:line-height="0.1666in" fo:margin-right="0.0263in"/>
    </style:style>
    <style:style style:name="T254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55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56" style:parent-style-name="Normal" style:family="paragraph">
      <style:paragraph-properties fo:text-align="center" fo:line-height="0.1666in" fo:margin-right="0.0263in"/>
    </style:style>
    <style:style style:name="T257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58" style:parent-style-name="Fuentedepárrafopredeter." style:family="text">
      <style:text-properties style:font-name="Palatino Linotype" fo:font-size="9pt" style:font-size-asian="9pt" style:font-size-complex="9pt" fo:language="es" fo:country="EC"/>
    </style:style>
    <style:style style:name="T259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60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61" style:parent-style-name="Normal" style:family="paragraph">
      <style:paragraph-properties fo:text-align="center" fo:line-height="0.1666in" fo:margin-right="0.0263in"/>
    </style:style>
    <style:style style:name="T262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TableCell263" style:family="table-cell">
      <style:table-cell-properties fo:border-top="0.0069in solid #000000" fo:border-left="none" fo:border-bottom="0.0069in solid #000000" fo:border-right="none" fo:padding-top="0in" fo:padding-left="0.075in" fo:padding-bottom="0in" fo:padding-right="0.075in"/>
    </style:style>
    <style:style style:name="P264" style:parent-style-name="Normal" style:family="paragraph">
      <style:paragraph-properties fo:text-align="center" fo:line-height="0.1666in" fo:margin-right="0.0263in"/>
    </style:style>
    <style:style style:name="T265" style:parent-style-name="Fuentedepárrafopredeter." style:family="text">
      <style:text-properties style:font-name="Palatino Linotype" fo:font-size="9pt" style:font-size-asian="9pt" style:font-size-complex="9pt" fo:language="es" fo:country="ES"/>
    </style:style>
    <style:style style:name="P266" style:parent-style-name="Normal" style:family="paragraph">
      <style:paragraph-properties fo:text-align="justify"/>
      <style:text-properties fo:font-weight="bold" style:font-weight-asian="bold" fo:background-color="#FFFF00" fo:language="es" fo:country="ES"/>
    </style:style>
    <style:style style:name="P267" style:parent-style-name="Normal" style:family="paragraph">
      <style:paragraph-properties fo:margin-bottom="0.0972in" fo:line-height="120%"/>
      <style:text-properties fo:language="es" fo:country="ES"/>
    </style:style>
  </office:automatic-styles>
  <office:body>
    <office:text text:use-soft-page-breaks="true">
      <text:p text:style-name="P1"><text:span text:style-name="T2">Tabla 1.</text:span><text:span text:style-name="T3"><text:s/></text:span><text:span text:style-name="T4">Trabajos seleccionados para la RSL</text:span><text:span text:style-name="T5">.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Código</text:span></text:p>
          </table:table-cell>
          <table:table-cell table:style-name="TableCell15">
            <text:p text:style-name="P16"><text:span text:style-name="T17">Título</text:span></text:p>
          </table:table-cell>
          <table:table-cell table:style-name="TableCell18">
            <text:p text:style-name="P19"><text:span text:style-name="T20">Año de Publicación</text:span></text:p>
          </table:table-cell>
          <table:table-cell table:style-name="TableCell21">
            <text:p text:style-name="P22"><text:span text:style-name="T23">Buscador</text:span></text:p>
          </table:table-cell>
        </table:table-row>
        <table:table-row table:style-name="TableRow24">
          <table:table-cell table:style-name="TableCell25">
            <text:p text:style-name="P26"><text:span text:style-name="T27">RL01</text:span></text:p>
          </table:table-cell>
          <table:table-cell table:style-name="TableCell28">
            <text:p text:style-name="P29"><text:span text:style-name="T30">Proyecto TACCLE3-Coding</text:span></text:p>
          </table:table-cell>
          <table:table-cell table:style-name="TableCell31">
            <text:p text:style-name="P32"><text:span text:style-name="T33">2016</text:span></text:p>
          </table:table-cell>
          <table:table-cell table:style-name="TableCell34">
            <text:p text:style-name="P35"><text:span text:style-name="T36">Google Scholar</text:span></text:p>
          </table:table-cell>
        </table:table-row>
        <table:table-row table:style-name="TableRow37">
          <table:table-cell table:style-name="TableCell38">
            <text:p text:style-name="P39"><text:span text:style-name="T40">RL02</text:span></text:p>
          </table:table-cell>
          <table:table-cell table:style-name="TableCell41">
            <text:p text:style-name="P42"><text:span text:style-name="T43">New frameworks for studying and computational thinking</text:span></text:p>
          </table:table-cell>
          <table:table-cell table:style-name="TableCell44">
            <text:p text:style-name="P45"><text:span text:style-name="T46">2012</text:span></text:p>
          </table:table-cell>
          <table:table-cell table:style-name="TableCell47">
            <text:p text:style-name="P48"><text:span text:style-name="T49">Google Scholar</text:span></text:p>
          </table:table-cell>
        </table:table-row>
        <table:table-row table:style-name="TableRow50">
          <table:table-cell table:style-name="TableCell51">
            <text:p text:style-name="P52"><text:span text:style-name="T53">RL03</text:span></text:p>
          </table:table-cell>
          <table:table-cell table:style-name="TableCell54">
            <text:p text:style-name="P55"><text:span text:style-name="T56">Computational Thinking: An investigation of the existing scholarship and research</text:span></text:p>
          </table:table-cell>
          <table:table-cell table:style-name="TableCell57">
            <text:p text:style-name="P58"><text:span text:style-name="T59">2013</text:span></text:p>
          </table:table-cell>
          <table:table-cell table:style-name="TableCell60">
            <text:p text:style-name="P61"><text:span text:style-name="T62">Google Scholar</text:span></text:p>
          </table:table-cell>
        </table:table-row>
        <table:table-row table:style-name="TableRow63">
          <table:table-cell table:style-name="TableCell64">
            <text:p text:style-name="P65"><text:span text:style-name="T66">RL04</text:span></text:p>
          </table:table-cell>
          <table:table-cell table:style-name="TableCell67">
            <text:p text:style-name="P68"><text:span text:style-name="T69">Exploring the field of Computational thinking as a 21st century skill</text:span></text:p>
          </table:table-cell>
          <table:table-cell table:style-name="TableCell70">
            <text:p text:style-name="P71"><text:span text:style-name="T72">2016</text:span></text:p>
          </table:table-cell>
          <table:table-cell table:style-name="TableCell73">
            <text:p text:style-name="P74"><text:span text:style-name="T75">Google Scholar EBSCO</text:span></text:p>
          </table:table-cell>
        </table:table-row>
        <table:table-row table:style-name="TableRow76">
          <table:table-cell table:style-name="TableCell77">
            <text:p text:style-name="P78"><text:span text:style-name="T79">RL05</text:span></text:p>
          </table:table-cell>
          <table:table-cell table:style-name="TableCell80">
            <text:p text:style-name="P81"><text:span text:style-name="T82">Computational Thinking is pervasive</text:span></text:p>
          </table:table-cell>
          <table:table-cell table:style-name="TableCell83">
            <text:p text:style-name="P84"><text:span text:style-name="T85">2007</text:span></text:p>
          </table:table-cell>
          <table:table-cell table:style-name="TableCell86">
            <text:p text:style-name="P87"><text:span text:style-name="T88">Google Scholar</text:span></text:p>
          </table:table-cell>
        </table:table-row>
        <table:table-row table:style-name="TableRow89">
          <table:table-cell table:style-name="TableCell90">
            <text:p text:style-name="P91"><text:span text:style-name="T92">RL06</text:span></text:p>
          </table:table-cell>
          <table:table-cell table:style-name="TableCell93">
            <text:p text:style-name="P94"><text:span text:style-name="T95">Computational Thinking</text:span></text:p>
          </table:table-cell>
          <table:table-cell table:style-name="TableCell96">
            <text:p text:style-name="P97"><text:span text:style-name="T98">2018</text:span></text:p>
          </table:table-cell>
          <table:table-cell table:style-name="TableCell99">
            <text:p text:style-name="P100"><text:span text:style-name="T101">Google Scholar</text:span></text:p>
          </table:table-cell>
        </table:table-row>
        <table:table-row table:style-name="TableRow102">
          <table:table-cell table:style-name="TableCell103">
            <text:p text:style-name="P104"><text:span text:style-name="T105">RL07</text:span></text:p>
          </table:table-cell>
          <table:table-cell table:style-name="TableCell106">
            <text:p text:style-name="P107"><text:span text:style-name="T108">El Pensamiento Computacional y su relación con el desarrollo de la creatividad en los niños y niñas del quinto grado de educación general básica de la unidad educativa "San Felipe Neri.<text:s/></text:span><text:span text:style-name="T109">Ciudad de Riobamba.</text:span></text:p>
          </table:table-cell>
          <table:table-cell table:style-name="TableCell110">
            <text:p text:style-name="P111"><text:span text:style-name="T112">2017</text:span></text:p>
          </table:table-cell>
          <table:table-cell table:style-name="TableCell113">
            <text:p text:style-name="P114"><text:span text:style-name="T115">Google Scholar</text:span></text:p>
          </table:table-cell>
        </table:table-row>
        <table:table-row table:style-name="TableRow116">
          <table:table-cell table:style-name="TableCell117">
            <text:p text:style-name="P118"><text:span text:style-name="T119">RL08</text:span></text:p>
          </table:table-cell>
          <table:table-cell table:style-name="TableCell120">
            <text:p text:style-name="P121"><text:span text:style-name="T122">La web 2.0 en apoyo a la enseñanza virtual</text:span></text:p>
          </table:table-cell>
          <table:table-cell table:style-name="TableCell123">
            <text:p text:style-name="P124"><text:span text:style-name="T125">2008</text:span></text:p>
          </table:table-cell>
          <table:table-cell table:style-name="TableCell126">
            <text:p text:style-name="P127"><text:span text:style-name="T128">DSPACE UTPL</text:span></text:p>
          </table:table-cell>
        </table:table-row>
        <table:table-row table:style-name="TableRow129">
          <table:table-cell table:style-name="TableCell130">
            <text:p text:style-name="P131"><text:span text:style-name="T132">RL09</text:span></text:p>
          </table:table-cell>
          <table:table-cell table:style-name="TableCell133">
            <text:p text:style-name="P134"><text:span text:style-name="T135">El Pensamiento Computacional para potenciar el desarrollo de habilidades relacionadas con la resolución creativa de problemas.</text:span></text:p>
          </table:table-cell>
          <table:table-cell table:style-name="TableCell136">
            <text:p text:style-name="P137"><text:span text:style-name="T138">2017</text:span></text:p>
          </table:table-cell>
          <table:table-cell table:style-name="TableCell139">
            <text:p text:style-name="P140"><text:span text:style-name="T141">Research Gate</text:span></text:p>
          </table:table-cell>
        </table:table-row>
        <table:table-row table:style-name="TableRow142">
          <table:table-cell table:style-name="TableCell143">
            <text:p text:style-name="P144"><text:span text:style-name="T145">RL10</text:span></text:p>
          </table:table-cell>
          <table:table-cell table:style-name="TableCell146">
            <text:p text:style-name="P147"><text:span text:style-name="T148">Implementación de un algoritmo para la creación de comunidades o espacios de colaboración entre individuos, a través de la técnica de ordenamiento y agrupación.</text:span></text:p>
          </table:table-cell>
          <table:table-cell table:style-name="TableCell149">
            <text:p text:style-name="P150"><text:span text:style-name="T151">2018</text:span></text:p>
          </table:table-cell>
          <table:table-cell table:style-name="TableCell152">
            <text:p text:style-name="P153"><text:span text:style-name="T154">DSPACE UTPL</text:span></text:p>
          </table:table-cell>
        </table:table-row>
        <table:table-row table:style-name="TableRow155">
          <table:table-cell table:style-name="TableCell156">
            <text:p text:style-name="P157"><text:span text:style-name="T158">RL11</text:span></text:p>
          </table:table-cell>
          <table:table-cell table:style-name="TableCell159">
            <text:p text:style-name="P160"><text:span text:style-name="T161">Una aproximación desde la lógica de la educación al Pensamiento Computacional</text:span></text:p>
          </table:table-cell>
          <table:table-cell table:style-name="TableCell162">
            <text:p text:style-name="P163"><text:span text:style-name="T164">2016</text:span></text:p>
          </table:table-cell>
          <table:table-cell table:style-name="TableCell165">
            <text:p text:style-name="P166"><text:span text:style-name="T167">Redalyc</text:span></text:p>
          </table:table-cell>
        </table:table-row>
        <table:table-row table:style-name="TableRow168">
          <table:table-cell table:style-name="TableCell169">
            <text:p text:style-name="P170"><text:span text:style-name="T171">RL12</text:span></text:p>
          </table:table-cell>
          <table:table-cell table:style-name="TableCell172">
            <text:p text:style-name="P173"><text:span text:style-name="T174">Desarrollo de un software interactivo para mejorar las destrezas y habilidades en los niños de 3 a 5 años de la escuela fiscal mixta Oriente Ecuatoriano, de la ciudad de Nueva Loja</text:span></text:p>
          </table:table-cell>
          <table:table-cell table:style-name="TableCell175">
            <text:p text:style-name="P176"><text:span text:style-name="T177">2015</text:span></text:p>
          </table:table-cell>
          <table:table-cell table:style-name="TableCell178">
            <text:p text:style-name="P179"><text:span text:style-name="T180">DSPACE UNL</text:span></text:p>
          </table:table-cell>
        </table:table-row>
        <table:table-row table:style-name="TableRow181">
          <table:table-cell table:style-name="TableCell182">
            <text:p text:style-name="P183"><text:span text:style-name="T184">RL13</text:span></text:p>
          </table:table-cell>
          <table:table-cell table:style-name="TableCell185">
            <text:p text:style-name="P186"><text:span text:style-name="T187">Desarrollo de un software educativo que sirva como herramienta de apoyo didáctico, en el proceso de enseñanza aprendizaje en el área de computación orientado a software libre (UBUNTU)</text:span></text:p>
          </table:table-cell>
          <table:table-cell table:style-name="TableCell188">
            <text:p text:style-name="P189"><text:span text:style-name="T190">2015</text:span></text:p>
          </table:table-cell>
          <table:table-cell table:style-name="TableCell191">
            <text:p text:style-name="P192"><text:span text:style-name="T193">DSPACE UNL</text:span></text:p>
          </table:table-cell>
        </table:table-row>
        <table:table-row table:style-name="TableRow194">
          <table:table-cell table:style-name="TableCell195">
            <text:p text:style-name="P196"><text:span text:style-name="T197">RL14</text:span></text:p>
          </table:table-cell>
          <table:table-cell table:style-name="TableCell198">
            <text:p text:style-name="P199"><text:span text:style-name="T200">La incidencia del software educativo como medio didáctico en el proceso de enseñanza-aprendizaje de la asignatura de computación</text:span></text:p>
          </table:table-cell>
          <table:table-cell table:style-name="TableCell201">
            <text:p text:style-name="P202"><text:span text:style-name="T203">2013</text:span></text:p>
          </table:table-cell>
          <table:table-cell table:style-name="TableCell204">
            <text:p text:style-name="P205"><text:span text:style-name="T206">DSPACE UNL</text:span></text:p>
          </table:table-cell>
        </table:table-row>
        <table:table-row table:style-name="TableRow207">
          <table:table-cell table:style-name="TableCell208">
            <text:p text:style-name="P209"><text:span text:style-name="T210">RL15</text:span></text:p>
          </table:table-cell>
          <table:table-cell table:style-name="TableCell211">
            <text:p text:style-name="P212"><text:span text:style-name="T213">Entornos de programación no mediados simbólicamente para el desarrollo del pensamiento computacional. Una<text:s/></text:span><text:soft-page-break/><text:span text:style-name="T214">experiencia en la formación de profesores de Informática de la Universidad Central del Ecuador</text:span><text:span text:style-name="T215">.</text:span></text:p>
          </table:table-cell>
          <table:table-cell table:style-name="TableCell216">
            <text:p text:style-name="P217"><text:span text:style-name="T218">2015</text:span></text:p>
          </table:table-cell>
          <table:table-cell table:style-name="TableCell219">
            <text:p text:style-name="P220"><text:span text:style-name="T221">Revistas Científicas de la UM</text:span></text:p>
          </table:table-cell>
        </table:table-row>
        <text:soft-page-break/>
        <table:table-row table:style-name="TableRow222">
          <table:table-cell table:style-name="TableCell223">
            <text:p text:style-name="P224"><text:span text:style-name="T225">RL16</text:span></text:p>
          </table:table-cell>
          <table:table-cell table:style-name="TableCell226">
            <text:p text:style-name="P227"><text:span text:style-name="T228">Desarrollo e implantación de un ecosistema informático para la enseñanza y normalización del pensamiento computacional para la Universidad de las Fuerzas Armadas ESPE utilizando la herramienta APPGINI</text:span><text:span text:style-name="T229">.</text:span></text:p>
          </table:table-cell>
          <table:table-cell table:style-name="TableCell230">
            <text:p text:style-name="P231"><text:span text:style-name="T232">2018</text:span></text:p>
          </table:table-cell>
          <table:table-cell table:style-name="TableCell233">
            <text:p text:style-name="P234"><text:span text:style-name="T235">Repositorio ESPE</text:span></text:p>
          </table:table-cell>
        </table:table-row>
        <table:table-row table:style-name="TableRow236">
          <table:table-cell table:style-name="TableCell237">
            <text:p text:style-name="P238"><text:span text:style-name="T239">RL17</text:span></text:p>
          </table:table-cell>
          <table:table-cell table:style-name="TableCell240">
            <text:p text:style-name="P241"><text:span text:style-name="T242">Uso de Scratch como herramienta para el desarrollo del pensamiento computacional en programación y de la carrera de Informática de la Universidad Central del Ecuador</text:span><text:span text:style-name="T243"><text:s/></text:span><text:span text:style-name="T244">(Pérez Narváez, 2017)</text:span></text:p>
          </table:table-cell>
          <table:table-cell table:style-name="TableCell245">
            <text:p text:style-name="P246"><text:span text:style-name="T247">2017</text:span></text:p>
          </table:table-cell>
          <table:table-cell table:style-name="TableCell248">
            <text:p text:style-name="P249"><text:span text:style-name="T250">Dialnet</text:span></text:p>
          </table:table-cell>
        </table:table-row>
        <table:table-row table:style-name="TableRow251">
          <table:table-cell table:style-name="TableCell252">
            <text:p text:style-name="P253"><text:span text:style-name="T254">RL18</text:span></text:p>
          </table:table-cell>
          <table:table-cell table:style-name="TableCell255">
            <text:p text:style-name="P256"><text:span text:style-name="T257">Pensamiento computacional en las escuelas de Colombia: colaboración internacional de innovación en la educación</text:span><text:span text:style-name="T258"><text:s/></text:span><text:span text:style-name="T259">(Basogain, Olabe, Rico, Rodríguez, &amp; Miguel, 2017)</text:span></text:p>
          </table:table-cell>
          <table:table-cell table:style-name="TableCell260">
            <text:p text:style-name="P261"><text:span text:style-name="T262">2017</text:span></text:p>
          </table:table-cell>
          <table:table-cell table:style-name="TableCell263">
            <text:p text:style-name="P264"><text:span text:style-name="T265">DSPACE UNAM</text:span></text:p>
          </table:table-cell>
        </table:table-row>
      </table:table>
      <text:p text:style-name="P266"/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imes" svg:font-family="Times" style:font-family-generic="system" style:font-pitch="variable" svg:panose-1="2 2 6 3 5 4 5 2 3 4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Palatino Linotype" svg:font-family="Palatino Linotype" style:font-family-generic="roman" style:font-pitch="variable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border-top="0.0104in solid #000000" fo:border-left="none" fo:border-bottom="none" fo:border-right="none" fo:padding-top="0.0277in" fo:padding-left="0in" fo:padding-bottom="0in" fo:padding-right="0in" style:shadow="none" fo:text-align="center" fo:margin-bottom="0.0833in"/>
      <style:text-properties style:font-name="Arial" style:font-name-asian="Times New Roman" style:letter-kerning="true" fo:font-size="22pt" style:font-size-asian="22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border-top="none" fo:border-left="none" fo:border-bottom="0.0034in solid #000000" fo:border-right="none" fo:padding-top="0in" fo:padding-left="0in" fo:padding-bottom="0.0138in" fo:padding-right="0in" style:shadow="none" fo:margin-top="0.1666in" fo:margin-bottom="0.0833in">
        <style:tab-stops>
          <style:tab-stop style:type="left" style:position="0in"/>
          <style:tab-stop style:type="left" style:position="0.1972in"/>
        </style:tab-stops>
      </style:paragraph-properties>
      <style:text-properties style:font-name="Arial" style:font-name-asian="Times New Roman" fo:font-weight="bold" style:font-weight-asian="bold" fo:font-size="11pt" style:font-size-asian="11pt" style:font-size-complex="14pt" fo:hyphenate="false"/>
    </style:style>
    <style:style style:name="Título3" style:display-name="Título 3" style:family="paragraph" style:parent-style-name="Título2" style:next-style-name="Normal" style:default-outline-level="3">
      <style:paragraph-properties>
        <style:tab-stops>
          <style:tab-stop style:type="left" style:position="0.2958in"/>
        </style:tab-stops>
      </style:paragraph-properties>
      <style:text-properties fo:font-weight="normal" style:font-weight-asian="normal" fo:font-size="10pt" style:font-size-asian="10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top="0.1666in" fo:margin-bottom="0.0833in">
        <style:tab-stops>
          <style:tab-stop style:type="left" style:position="0.3937in"/>
        </style:tab-stops>
      </style:paragraph-properties>
      <style:text-properties style:font-name="Arial" style:font-name-asian="Times New Roman" fo:font-style="italic" style:font-style-asian="italic" fo:font-size="10pt" style:font-size-asian="10pt" style:font-size-complex="14pt" fo:hyphenate="false"/>
    </style:style>
    <style:style style:name="Título5" style:display-name="Título 5" style:family="paragraph" style:parent-style-name="Normal" style:next-style-name="Normal" style:default-outline-level="5">
      <style:paragraph-properties fo:text-align="justify" fo:margin-top="0.1666in" fo:margin-bottom="0.0416in"/>
      <style:text-properties style:font-name="Arial" style:font-name-asian="Times New Roman" fo:font-weight="bold" style:font-weight-asian="bold" fo:font-style="italic" style:font-style-asian="italic" fo:font-size="13pt" style:font-size-asian="13pt" style:font-size-complex="13pt" fo:hyphenate="false"/>
    </style:style>
    <style:style style:name="Título6" style:display-name="Título 6" style:family="paragraph" style:parent-style-name="Normal" style:next-style-name="Normal" style:default-outline-level="6">
      <style:paragraph-properties fo:text-align="justify" fo:margin-top="0.1666in" fo:margin-bottom="0.0416in"/>
      <style:text-properties style:font-name-asian="Times New Roman" fo:font-weight="bold" style:font-weight-asian="bold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text-align="justify" fo:margin-top="0.1666in" fo:margin-bottom="0.0416in"/>
      <style:text-properties style:font-name-asian="Times New Roman" fo:hyphenate="false"/>
    </style:style>
    <style:style style:name="Título8" style:display-name="Título 8" style:family="paragraph" style:parent-style-name="Normal" style:next-style-name="Normal" style:default-outline-level="8">
      <style:paragraph-properties fo:text-align="justify" fo:margin-top="0.1666in" fo:margin-bottom="0.0416in"/>
      <style:text-properties style:font-name-asian="Times New Roman"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text-align="justify" fo:margin-top="0.1666in" fo:margin-bottom="0.0416in"/>
      <style:text-properties style:font-name="Arial" style:font-name-asian="Times New Roman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 fo:language="es" style:language-asian="es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rial" style:font-name-asian="Times New Roman" style:font-name-complex="Times New Roman" style:letter-kerning="true" fo:font-size="22pt" style:font-size-asian="22pt" style:font-size-complex="16pt" fo:language="es" style:language-asian="es"/>
    </style:style>
    <style:style style:name="Título2Car" style:display-name="Título 2 Car" style:family="text" style:parent-style-name="Fuentedepárrafopredeter.">
      <style:text-properties style:font-name="Arial" style:font-name-asian="Times New Roman" style:font-name-complex="Times New Roman" fo:font-weight="bold" style:font-weight-asian="bold" style:font-size-complex="14pt" fo:language="es" style:language-asian="es"/>
    </style:style>
    <style:style style:name="Título3Car" style:display-name="Título 3 Car" style:family="text" style:parent-style-name="Fuentedepárrafopredeter.">
      <style:text-properties style:font-name="Arial" style:font-name-asian="Times New Roman" style:font-name-complex="Times New Roman" fo:font-size="10pt" style:font-size-asian="10pt" style:font-size-complex="14pt" fo:language="es" style:language-asian="es"/>
    </style:style>
    <style:style style:name="Título4Car" style:display-name="Título 4 Car" style:family="text" style:parent-style-name="Fuentedepárrafopredeter.">
      <style:text-properties style:font-name="Arial" style:font-name-asian="Times New Roman" style:font-name-complex="Times New Roman" fo:font-style="italic" style:font-style-asian="italic" fo:font-size="10pt" style:font-size-asian="10pt" style:font-size-complex="14pt" fo:language="es" style:language-asian="es"/>
    </style:style>
    <style:style style:name="Título5Car" style:display-name="Título 5 Car" style:family="text" style:parent-style-name="Fuentedepárrafopredeter.">
      <style:text-properties style:font-name="Arial" style:font-name-asian="Times New Roman" style:font-name-complex="Times New Roman" fo:font-weight="bold" style:font-weight-asian="bold" fo:font-style="italic" style:font-style-asian="italic" fo:font-size="13pt" style:font-size-asian="13pt" style:font-size-complex="13pt" fo:language="es" style:language-asian="es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language="es" style:language-asian="es"/>
    </style:style>
    <style:style style:name="Título7Car" style:display-name="Título 7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s" style:language-asian="es"/>
    </style:style>
    <style:style style:name="Título8Car" style:display-name="Título 8 Car" style:family="text" style:parent-style-name="Fuentedepárrafopredeter.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style:language-asian="es"/>
    </style:style>
    <style:style style:name="Título9Car" style:display-name="Título 9 Car" style:family="text" style:parent-style-name="Fuentedepárrafopredeter.">
      <style:text-properties style:font-name="Arial" style:font-name-asian="Times New Roman" style:font-name-complex="Times New Roman" fo:language="es" style:language-asian="es"/>
    </style:style>
    <style:style style:name="Autores" style:display-name="Autores" style:family="paragraph" style:parent-style-name="Normal">
      <style:paragraph-properties fo:text-align="center" fo:margin-bottom="0.1666in"/>
      <style:text-properties style:font-name="Arial" style:font-name-asian="Times New Roman" fo:font-weight="bold" style:font-weight-asian="bold" fo:font-size="10pt" style:font-size-asian="10pt" fo:hyphenate="false"/>
    </style:style>
    <style:style style:name="Filiación" style:display-name="Filiación" style:family="paragraph" style:parent-style-name="Normal">
      <style:paragraph-properties fo:text-align="center" fo:margin-bottom="0.3333in"/>
      <style:text-properties style:font-name="Arial" style:font-name-asian="Times New Roman" fo:font-size="10pt" style:font-size-asian="10pt" fo:hyphenate="false"/>
    </style:style>
    <style:style style:name="Títuloenidiomaalternativo" style:display-name="Título en idioma alternativo" style:family="paragraph" style:parent-style-name="Normal">
      <style:paragraph-properties fo:border-top="none" fo:border-left="none" fo:border-bottom="0.0104in solid #000000" fo:border-right="none" fo:padding-top="0in" fo:padding-left="0in" fo:padding-bottom="0.0694in" fo:padding-right="0in" style:shadow="none" fo:text-align="center" fo:margin-bottom="0.25in"/>
      <style:text-properties style:font-name="Arial" style:font-name-asian="Times New Roman" fo:font-style="italic" style:font-style-asian="italic" fo:font-size="10pt" style:font-size-asian="10pt" fo:language="en" fo:country="GB" fo:hyphenate="false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text-align="justify" fo:margin-bottom="0.0833in"/>
      <style:text-properties style:font-name="Arial" style:font-name-asian="Times New Roman"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style:font-name="Arial" style:font-name-asian="Times New Roman" style:font-name-complex="Times New Roman" fo:font-size="10pt" style:font-size-asian="10pt" style:font-size-complex="10pt" fo:language="es" style:language-asian="es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language="es" fo:country="EC" style:language-asian="en" style:country-asian="US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Resumen-Título" style:display-name="Resumen-Título" style:family="paragraph" style:parent-style-name="Normal">
      <style:paragraph-properties fo:text-align="justify" fo:margin-top="0.1666in" fo:margin-bottom="0.0416in"/>
      <style:text-properties style:font-name="Arial" style:font-name-asian="Times New Roman" fo:font-weight="bold" style:font-weight-asian="bold" fo:font-size="10pt" style:font-size-asian="10pt" fo:hyphenate="false"/>
    </style:style>
    <style:style style:name="Resumen-Texto" style:display-name="Resumen-Texto" style:family="paragraph" style:parent-style-name="Normal">
      <style:paragraph-properties fo:text-align="justify" fo:margin-bottom="0.0416in"/>
      <style:text-properties style:font-name="Arial" style:font-name-asian="Times New Roman" fo:font-size="9pt" style:font-size-asian="9pt" fo:hyphenate="false"/>
    </style:style>
    <style:style style:name="Resumen-TextoInglés" style:display-name="Resumen-Texto Inglés" style:family="paragraph" style:parent-style-name="Resumen-Texto">
      <style:text-properties fo:language="en" fo:country="GB" fo:hyphenate="false"/>
    </style:style>
    <style:style style:name="Listasinnumerar" style:display-name="Lista sin numerar" style:family="paragraph" style:parent-style-name="Normal" style:list-style-name="LFO3">
      <style:paragraph-properties fo:text-align="justify" fo:margin-bottom="0.0833in">
        <style:tab-stops>
          <style:tab-stop style:type="left" style:position="-0.5395in"/>
          <style:tab-stop style:type="left" style:position="0in"/>
        </style:tab-stops>
      </style:paragraph-properties>
      <style:text-properties style:font-name="Arial" style:font-name-asian="Times New Roman" fo:font-size="10pt" style:font-size-asian="10pt" fo:hyphenate="false"/>
    </style:style>
    <style:style style:name="Leyendadefiguraotabla" style:display-name="Leyenda de figura o tabla" style:family="paragraph" style:parent-style-name="Normal">
      <style:paragraph-properties fo:text-align="center" fo:margin-top="0.0833in" fo:margin-bottom="0.25in"/>
      <style:text-properties style:font-name="Arial" style:font-name-asian="Times New Roman" fo:font-style="italic" style:font-style-asian="italic" fo:font-size="9pt" style:font-size-asian="9pt" fo:hyphenate="false"/>
    </style:style>
    <style:style style:name="Figura" style:display-name="Figura" style:family="paragraph" style:parent-style-name="Normal">
      <style:paragraph-properties fo:text-align="center" fo:margin-top="0.25in" fo:margin-left="-0.1972in" fo:margin-right="-0.1972in">
        <style:tab-stops/>
      </style:paragraph-properties>
      <style:text-properties style:font-name="Arial" style:font-name-asian="Times New Roman" fo:font-size="10pt" style:font-size-asian="10pt" fo:hyphenate="false"/>
    </style:style>
    <style:style style:name="Referencias" style:display-name="Referencias" style:family="paragraph" style:parent-style-name="Normal">
      <style:paragraph-properties fo:text-align="justify" fo:margin-bottom="0.0416in" fo:margin-left="0.1972in" fo:text-indent="-0.1972in">
        <style:tab-stops/>
      </style:paragraph-properties>
      <style:text-properties style:font-name="Arial" style:font-name-asian="Times New Roman" fo:font-size="8pt" style:font-size-asian="8pt" fo:hyphenate="false"/>
    </style:style>
    <style:style style:name="Párrafodelista" style:display-name="Párrafo de lista" style:family="paragraph" style:parent-style-name="Normal">
      <style:paragraph-properties fo:margin-bottom="0.1111in" fo:line-height="107%" fo:margin-left="0.5in">
        <style:tab-stops/>
      </style:paragraph-properties>
      <style:text-properties style:font-name="Calibri" style:font-name-complex="Times New Roman" fo:font-size="11pt" style:font-size-asian="11pt" style:font-size-complex="11pt" fo:language="es" fo:country="EC" style:language-asian="en" style:country-asian="US" fo:hyphenate="false"/>
    </style:style>
    <style:style style:name="Ref.denotaalpie" style:display-name="Ref. de nota al pie" style:family="text">
      <style:text-properties style:text-position="super 63.6%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style:language-asian="ja" style:country-asian="JP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libri" style:font-name-complex="Times New Roman" fo:font-size="11pt" style:font-size-asian="11pt" style:font-size-complex="11pt" fo:language="es" fo:country="EC" style:language-asian="en" style:country-asian="US"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Calibri" style:font-name-complex="Times New Roman" fo:font-size="11pt" style:font-size-asian="11pt" style:font-size-complex="11pt" fo:language="es" fo:country="EC" style:language-asian="en" style:country-asian="US" fo:hyphenate="false"/>
    </style:style>
    <style:style style:name="PiedepáginaCar" style:display-name="Pie de página Car" style:family="text" style:parent-style-name="Fuentedepárrafopredeter."/>
    <style:style style:name="Revisión" style:display-name="Revisión" style:family="paragraph">
      <style:paragraph-properties fo:margin-bottom="0in" fo:line-height="100%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Palavraschave" style:display-name="Palavras chave" style:family="paragraph" style:parent-style-name="Normal">
      <style:paragraph-properties fo:text-align="justify" fo:margin-top="0.0833in" fo:margin-bottom="0.0833in"/>
      <style:text-properties style:font-name="Times" style:font-name-asian="Times New Roman" fo:font-size="11pt" style:font-size-asian="11pt" style:font-size-complex="10pt" fo:language="pt" fo:country="PT" style:language-asian="pt" style:country-asian="PT" fo:hyphenate="false"/>
    </style:style>
    <style:style style:name="References" style:display-name="References" style:family="paragraph" style:parent-style-name="Normal">
      <style:paragraph-properties style:punctuation-wrap="simple" style:text-autospace="none" fo:text-align="justify" style:vertical-align="baseline" fo:margin-bottom="0.0833in" fo:margin-left="0.2756in" fo:text-indent="-0.2756in">
        <style:tab-stops/>
      </style:paragraph-properties>
      <style:text-properties style:font-name="Times" style:font-name-asian="Times New Roman" fo:font-size="11pt" style:font-size-asian="11pt" style:font-size-complex="10pt" fo:language="pt" fo:country="PT" style:language-asian="pt" style:country-asian="PT" fo:hyphenate="false"/>
    </style:style>
    <style:style style:name="heading1-georgia" style:display-name="heading1-georgia" style:family="paragraph" style:parent-style-name="Normal">
      <style:paragraph-properties fo:keep-with-next="always" fo:keep-together="always" style:punctuation-wrap="simple" style:text-autospace="none" fo:text-align="justify" style:vertical-align="baseline" fo:margin-top="0.25in" fo:margin-bottom="0.0833in">
        <style:tab-stops>
          <style:tab-stop style:type="left" style:position="0.2756in"/>
        </style:tab-stops>
      </style:paragraph-properties>
      <style:text-properties style:font-name="Georgia" style:font-name-asian="Times New Roman" fo:font-weight="bold" style:font-weight-asian="bold" style:font-weight-complex="bold" fo:font-size="11pt" style:font-size-asian="11pt" style:font-size-complex="10pt" fo:language="en" fo:country="US" style:language-asian="pt" style:country-asian="PT" fo:hyphenate="false"/>
    </style:style>
    <style:style style:name="figlegend" style:display-name="figlegend" style:family="paragraph" style:parent-style-name="Normal" style:next-style-name="Normal">
      <style:paragraph-properties fo:keep-with-next="always" fo:keep-together="always" style:punctuation-wrap="simple" style:text-autospace="none" fo:text-align="center" style:vertical-align="baseline" fo:margin-top="0.0833in" fo:margin-bottom="0.1666in"/>
      <style:text-properties style:font-name="Times" style:font-name-asian="Times New Roman" fo:font-size="10pt" style:font-size-asian="10pt" style:font-size-complex="10pt" fo:language="en" fo:country="US" style:language-asian="pt" style:country-asian="PT" fo:hyphenate="false"/>
    </style:style>
    <style:style style:name="tablelegend" style:display-name="tablelegend" style:family="paragraph" style:parent-style-name="Normal" style:next-style-name="Normal">
      <style:paragraph-properties fo:keep-with-next="always" fo:keep-together="always" style:punctuation-wrap="simple" style:text-autospace="none" fo:text-align="center" style:vertical-align="baseline" fo:margin-top="0.1666in" fo:margin-bottom="0.0833in"/>
      <style:text-properties style:font-name="Times" style:font-name-asian="Times New Roman" fo:font-size="10pt" style:font-size-asian="10pt" style:font-size-complex="10pt" fo:language="de" fo:country="DE" style:language-asian="pt" style:country-asian="PT" fo:hyphenate="false"/>
    </style:style>
    <style:style style:name="ilfuvd" style:display-name="ilfuvd" style:family="text" style:parent-style-name="Fuentedepárrafopredeter."/>
    <style:style style:name="Textonotapie" style:display-name="Texto nota pie" style:family="paragraph" style:parent-style-name="Normal">
      <style:text-properties style:font-name="Calibri" style:font-name-complex="Times New Roman" fo:font-size="10pt" style:font-size-asian="10pt" style:font-size-complex="10pt" style:language-asian="en" style:country-asian="US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 fo:language="es"/>
    </style:style>
    <style:style style:name="heading2" style:display-name="heading2" style:family="paragraph" style:parent-style-name="Normal">
      <style:paragraph-properties fo:keep-with-next="always" fo:keep-together="always" style:punctuation-wrap="simple" style:text-autospace="none" fo:text-align="justify" style:vertical-align="baseline" fo:margin-top="0.1666in" fo:margin-bottom="0.0833in">
        <style:tab-stops>
          <style:tab-stop style:type="left" style:position="0.1972in"/>
        </style:tab-stops>
      </style:paragraph-properties>
      <style:text-properties style:font-name="Georgia" style:font-name-asian="Times New Roman" fo:font-weight="bold" style:font-weight-asian="bold" style:font-weight-complex="bold" fo:font-size="10pt" style:font-size-asian="10pt" style:font-size-complex="10pt" fo:language="en" fo:country="US" style:language-asian="pt" style:country-asian="PT" fo:hyphenate="false"/>
    </style:style>
    <style:style style:name="HTMLconformatoprevio" style:display-name="HTML con formato previo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s" fo:country="EC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>
        <style:list-level-properties text:space-before="0in" text:min-label-width="0in"/>
      </text:outline-level-style>
      <text:outline-level-style text:level="2" style:num-suffix=". " style:num-format="1" text:display-levels="2">
        <style:list-level-properties text:space-before="0in" text:min-label-width="0in"/>
      </text:outline-level-style>
      <text:outline-level-style text:level="3" style:num-suffix=". " style:num-format="1" text:display-levels="3">
        <style:list-level-properties text:space-before="0in" text:min-label-width="0in"/>
      </text:outline-level-style>
      <text:outline-level-style text:level="4" style:num-suffix=". " style:num-format="1" text:display-levels="4">
        <style:list-level-properties text:space-before="0in" text:min-label-width="0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•">
        <style:list-level-properties text:space-before="0.4451in" text:min-label-width="0.25in"/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Times New Roman" style:font-name-asian="Times New Roman" style:font-name-complex="Times New Roman" fo:color="#000000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2">
      <text:list-level-style-number text:level="1" style:num-prefix="(" style:num-suffix=")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4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5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6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7">
      <text:list-level-style-number text:level="1" style:num-format="">
        <style:list-level-properties text:space-before="0in" text:min-label-width="0in"/>
      </text:list-level-style-number>
      <text:list-level-style-number text:level="2" style:num-suffix=". " style:num-format="1" text:display-levels="2">
        <style:list-level-properties text:space-before="0in" text:min-label-width="0in"/>
      </text:list-level-style-number>
      <text:list-level-style-number text:level="3" style:num-suffix=". " style:num-format="1" text:display-levels="3">
        <style:list-level-properties text:space-before="0in" text:min-label-width="0in"/>
      </text:list-level-style-number>
      <text:list-level-style-number text:level="4" style:num-suffix=". " style:num-format="1" text:display-levels="4">
        <style:list-level-properties text:space-before="0in" text:min-label-width="0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0">
      <text:list-level-style-number text:level="1" style:num-format="1" text:start-value="3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MIST-3</meta:initial-creator>
    <dc:creator>miltonlab</dc:creator>
    <meta:creation-date>2019-06-22T14:19:00Z</meta:creation-date>
    <dc:date>2019-06-22T14:19:00Z</dc:date>
    <meta:print-date>2019-06-22T14:18:00Z</meta:print-date>
    <meta:template xlink:href="Normal.dotm" xlink:type="simple"/>
    <meta:editing-cycles>2</meta:editing-cycles>
    <meta:editing-duration>PT60S</meta:editing-duration>
    <meta:document-statistic meta:page-count="2" meta:paragraph-count="5" meta:word-count="415" meta:character-count="2694" meta:row-count="19" meta:non-whitespace-character-count="2284"/>
  </office:meta>
</office:document-meta>
</file>